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OpReturnType.WsdlOp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dlOpReturnType.i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ReturnType.getXm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ReturnType.getItemXm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